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tfBookmarkContainerImpl.RtfBookmarkContainerImpl( RtfContainer parent , Writer w , RtfAttributes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tfBookmarkContainerImpl.newBookmark( String bookmar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tfBookmarkContainerImpl.RtfBookmarkContainerImpl( RtfContainer parent , Writer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